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69"><text:tab/>ld (ix+var1),1</text:p>
      <text:p text:style-name="P69"><text:tab/>call rubprintmoving</text:p>
      <text:p text:style-name="P69"><text:tab/>ld (ix+movey),155</text:p>
      <text:p text:style-name="P69"><text:tab/>ld (ix+movefrm),103</text:p>
      <text:p text:style-name="P69"><text:tab/>call printmoving</text:p>
      <text:p text:style-name="P69"><text:tab/>ld a,20</text:p>
      <text:p text:style-name="P69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3"><text:tab/>call flyback</text:p>
      <text:p text:style-name="P69"><text:tab/>call rubprintmoving</text:p>
      <text:p text:style-name="P69"><text:tab/>inc (ix+movex)</text:p>
      <text:p text:style-name="P69"><text:tab/>ld a,(ix+movefrm)</text:p>
      <text:p text:style-name="P69"><text:tab/>xor 1</text:p>
      <text:p text:style-name="P69"><text:tab/>ld (ix+movefrm),a</text:p>
      <text:p text:style-name="P3"><text:tab/>ld a,(y)</text:p>
      <text:p text:style-name="P3"><text:tab/>cp 150</text:p>
      <text:p text:style-name="P3"><text:tab/>jr nc,intoden</text:p>
      <text:p text:style-name="P69"><text:tab/>ld a,(bonehere+room)</text:p>
      <text:p text:style-name="P69"><text:tab/>cp 50</text:p>
      <text:p text:style-name="P69"><text:tab/>jr nz,guardarm</text:p>
      <text:p text:style-name="P69"><text:tab/>ld a,(bonehere+movex)</text:p>
      <text:p text:style-name="P69"><text:tab/>cp 80</text:p>
      <text:p text:style-name="P69"><text:tab/>jr c,guardarm</text:p>
      <text:p text:style-name="P69"><text:tab/>ld a,(bonehere+movey)</text:p>
      <text:p text:style-name="P69"><text:tab/>cp 140</text:p>
      <text:p text:style-name="P69"><text:tab/>jr c,guardarm</text:p>
      <text:p text:style-name="P3"/>
      <text:p text:style-name="P30">intoden</text:p>
      <text:p text:style-name="P70"><text:tab/>ld a,(ix+movex)</text:p>
      <text:p text:style-name="P69"><text:tab/>cp 78</text:p>
      <text:p text:style-name="P69"><text:tab/>jp nz,printmoving</text:p>
      <text:p text:style-name="P69"><text:tab/>set 7,(ix+colour)</text:p>
      <text:p text:style-name="P69"><text:tab/>ld (ix+movey),156</text:p>
      <text:p text:style-name="P69"><text:tab/>ld (ix+var1),4</text:p>
      <text:p text:style-name="P69"><text:tab/>call printmoving</text:p>
      <text:p text:style-name="P69"><text:tab/>ld a,(killed)</text:p>
      <text:p text:style-name="P69"><text:tab/>and a</text:p>
      <text:p text:style-name="P69"><text:tab/>jp nz,reseteach</text:p>
      <text:p text:style-name="P69"><text:tab/>ld a,255</text:p>
      <text:p text:style-name="P69"><text:soft-page-break/><text:tab/>ld (bonehere+room),a</text:p>
      <text:p text:style-name="P69"><text:tab/>ld hl,fedarmorog</text:p>
      <text:p text:style-name="P69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08T14:19:04.646815540</dc:date>
    <meta:editing-duration>P3DT10H27M22S</meta:editing-duration>
    <meta:editing-cycles>240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